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4pt" officeooo:rsid="00123326" officeooo:paragraph-rsid="0012332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4pt" officeooo:rsid="00123326" officeooo:paragraph-rsid="0012332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officeooo:rsid="00123326" officeooo:paragraph-rsid="0012332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123326" officeooo:paragraph-rsid="00123326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89c4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289c4" style:font-weight-asian="normal" style:font-weight-complex="normal"/>
    </style:style>
    <style:style style:name="T5" style:family="text">
      <style:text-properties officeooo:rsid="001289c4"/>
    </style:style>
    <style:style style:name="T6" style:family="text">
      <style:text-properties fo:color="#2a6099" loext:opacity="100%"/>
    </style:style>
    <style:style style:name="T7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5</text:p>
      <text:p text:style-name="P1"/>
      <text:p text:style-name="P2"/>
      <text:p text:style-name="P3"><text:span text:style-name="T7">1.-</text:span><text:span text:style-name="T6">Clasifica en IT o OT las siguientes tecnologías/aplicaciones que se utilizan en la <text:s/>digitalización empresarial y describe para qué se usa cada <text:s/>una:</text:span></text:p>
      <text:p text:style-name="P3"/>
      <text:p text:style-name="P3"/>
      <text:p text:style-name="P4">Impresora 3D: <text:s/><text:span text:style-name="T3">OT, dispositivo utilizado para crear objetos fisicos tridimensionales a partir de un modelos digital, ampliamente utilizado en prototipado rapido , fabricacion y diseño</text:span></text:p>
      <text:p text:style-name="P4"/>
      <text:p text:style-name="P4">WooCommerce: <text:span text:style-name="T3">IT, plataforma de comercio electronico para Wordpress, utilizada para gestionar y crear tiendas en linea</text:span></text:p>
      <text:p text:style-name="P4"/>
      <text:p text:style-name="P4">SCADA: <text:span text:style-name="T3">OT, sistema de control industrial utilizado para supervisar y controlar procesos industriales y de infraestructura critica en tiempo real</text:span></text:p>
      <text:p text:style-name="P4"/>
      <text:p text:style-name="P4">HubSpot: <text:span text:style-name="T3">IT, Software de marketing, ventas y servicio al cliente que ayuda a gestionar relaciones con los clientes, automatizar tareas de marketing y proporcionar análisis de rendimiento</text:span></text:p>
      <text:p text:style-name="P4"/>
      <text:p text:style-name="P4">Shopify: <text:span text:style-name="T3">IT, plataforma de comercio electronico que permite a las empresas crear, personalizar y gestionar tiendas en linea, incluyendo procesamiento de pagos y gestion de inventario</text:span></text:p>
      <text:p text:style-name="P4"/>
      <text:p text:style-name="P4">PowerBI: <text:span text:style-name="T3">IT, herramienta de analisis de datos de microsoft que permite a las empresas visualizar sus datos, compartir informacion detallada y crear informes interactivos</text:span></text:p>
      <text:p text:style-name="P4"/>
      <text:p text:style-name="P4">Zoom: <text:span text:style-name="T3">IT, plataforma de videoconferencias utilizada para realizar reuniones virtuales, webinars y colaborar a distancia</text:span></text:p>
      <text:p text:style-name="P4"/>
      <text:p text:style-name="P4">SAP PM: <text:span text:style-name="T3">IT, modulo de SAP ERP que gestiona y controla el mantenimiento de planta y equipos dentro de una organzacion, mejorando la eficiencia operativa</text:span></text:p>
      <text:p text:style-name="P4"/>
      <text:p text:style-name="P4">EcoStruxure: <text:span text:style-name="T4">OT, plataforma que propociona soluciones de automatizacion y control para mejorar la eficiencia y sostenibilidad en edificios, centros de datos, industrias y red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7:27:30.675589235</meta:creation-date>
    <dc:date>2024-10-17T17:41:06.355296178</dc:date>
    <meta:editing-duration>PT1M50S</meta:editing-duration>
    <meta:editing-cycles>1</meta:editing-cycles>
    <meta:document-statistic meta:table-count="0" meta:image-count="0" meta:object-count="0" meta:page-count="1" meta:paragraph-count="11" meta:word-count="227" meta:character-count="1589" meta:non-whitespace-character-count="1370"/>
    <meta:generator>LibreOffice/24.2.4.2$Linux_X86_64 LibreOffice_project/51a6219feb6075d9a4c46691dcfe0cd9c4fff3c2</meta:generator>
  </office:meta>
</office:document-meta>
</file>